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0d1c" officeooo:paragraph-rsid="000d0d1c"/>
    </style:style>
    <style:style style:name="T1" style:family="text">
      <style:text-properties officeooo:rsid="000f11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aaaaa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0:35:17.287000000</meta:creation-date>
    <dc:date>2019-02-19T10:36:09.452000000</dc:date>
    <meta:editing-duration>PT52S</meta:editing-duration>
    <meta:editing-cycles>1</meta:editing-cycles>
    <meta:generator>LibreOfficeDev/6.3.0.0.alpha0$Linux_X86_64 LibreOffice_project/465939feb0e9c382e5581b53b72008979ece4807</meta:generator>
    <meta:document-statistic meta:table-count="0" meta:image-count="0" meta:object-count="0" meta:page-count="2" meta:paragraph-count="1" meta:word-count="1" meta:character-count="6" meta:non-whitespace-character-count="6"/>
  </office:meta>
</office:document-meta>
</file>